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dced"/>
    </style:style>
    <style:style style:name="P2" style:family="paragraph" style:parent-style-name="Standard">
      <style:text-properties style:text-underline-style="none" fo:font-weight="normal" officeooo:rsid="0009dced" officeooo:paragraph-rsid="0009dced" style:font-weight-asian="normal" style:font-weight-complex="normal"/>
    </style:style>
    <style:style style:name="P3" style:family="paragraph" style:parent-style-name="Standard">
      <style:text-properties fo:font-size="14pt" style:text-underline-style="none" fo:font-weight="normal" officeooo:rsid="000c6a8b" officeooo:paragraph-rsid="000c6a8b" style:font-size-asian="12.25pt" style:font-weight-asian="normal" style:font-size-complex="14pt" style:font-weight-complex="normal"/>
    </style:style>
    <style:style style:name="P4" style:family="paragraph" style:parent-style-name="Standard">
      <style:text-properties fo:font-size="14pt" style:text-underline-style="none" fo:font-weight="normal" officeooo:rsid="000deaf8" officeooo:paragraph-rsid="000deaf8" style:font-size-asian="12.25pt" style:font-weight-asian="normal" style:font-size-complex="14pt" style:font-weight-complex="normal"/>
    </style:style>
    <style:style style:name="P5" style:family="paragraph" style:parent-style-name="Standard">
      <style:text-properties fo:font-size="14pt" style:text-underline-style="none" fo:font-weight="normal" officeooo:rsid="00128a56" officeooo:paragraph-rsid="00128a56" style:font-size-asian="12.25pt" style:font-weight-asian="normal" style:font-size-complex="14pt" style:font-weight-complex="normal"/>
    </style:style>
    <style:style style:name="P6" style:family="paragraph" style:parent-style-name="Standard">
      <style:text-properties fo:font-size="14pt" style:text-underline-style="none" fo:font-weight="normal" officeooo:rsid="00145617" officeooo:paragraph-rsid="00145617" style:font-size-asian="12.25pt" style:font-weight-asian="normal" style:font-size-complex="14pt" style:font-weight-complex="normal"/>
    </style:style>
    <style:style style:name="P7" style:family="paragraph" style:parent-style-name="Standard">
      <style:text-properties fo:font-size="14pt" style:text-underline-style="none" fo:font-weight="normal" officeooo:rsid="00145617" officeooo:paragraph-rsid="0016278a" style:font-size-asian="12.25pt" style:font-weight-asian="normal" style:font-size-complex="14pt" style:font-weight-complex="normal"/>
    </style:style>
    <style:style style:name="P8" style:family="paragraph" style:parent-style-name="Standard">
      <style:text-properties fo:font-size="14pt" style:text-underline-style="none" fo:font-weight="normal" officeooo:rsid="0016278a" officeooo:paragraph-rsid="0016278a" style:font-size-asian="12.25pt" style:font-weight-asian="normal" style:font-size-complex="14pt" style:font-weight-complex="normal"/>
    </style:style>
    <style:style style:name="P9" style:family="paragraph" style:parent-style-name="Standard">
      <style:text-properties fo:font-size="14pt" style:text-underline-style="none" fo:font-weight="normal" officeooo:rsid="00196f3a" officeooo:paragraph-rsid="00196f3a" style:font-size-asian="12.25pt" style:font-weight-asian="normal" style:font-size-complex="14pt" style:font-weight-complex="normal"/>
    </style:style>
    <style:style style:name="P10" style:family="paragraph" style:parent-style-name="Standard">
      <style:text-properties fo:font-size="14pt" style:text-underline-style="none" fo:font-weight="normal" officeooo:rsid="001b5bc8" officeooo:paragraph-rsid="001b5bc8" style:font-size-asian="12.25pt" style:font-weight-asian="normal" style:font-size-complex="14pt" style:font-weight-complex="normal"/>
    </style:style>
    <style:style style:name="P11" style:family="paragraph" style:parent-style-name="Standard">
      <style:text-properties fo:font-size="14pt" style:text-underline-style="none" fo:font-weight="normal" officeooo:rsid="001b5bc8" officeooo:paragraph-rsid="001bab10" style:font-size-asian="12.25pt" style:font-weight-asian="normal" style:font-size-complex="14pt" style:font-weight-complex="normal"/>
    </style:style>
    <style:style style:name="P12" style:family="paragraph" style:parent-style-name="Standard">
      <style:text-properties fo:font-size="14pt" style:text-underline-style="none" fo:font-weight="normal" officeooo:rsid="001bab10" officeooo:paragraph-rsid="001bab10" style:font-size-asian="12.25pt" style:font-weight-asian="normal" style:font-size-complex="14pt" style:font-weight-complex="normal"/>
    </style:style>
    <style:style style:name="T1" style:family="text">
      <style:text-properties fo:font-size="15pt" style:font-size-asian="15pt" style:font-size-complex="15pt"/>
    </style:style>
    <style:style style:name="T2"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3" style:family="text">
      <style:text-properties fo:font-size="15pt" style:text-underline-style="solid" style:text-underline-width="auto" style:text-underline-color="font-color" fo:font-weight="bold" officeooo:rsid="0009dced" style:font-size-asian="15pt" style:font-weight-asian="bold" style:font-size-complex="15pt" style:font-weight-complex="bold"/>
    </style:style>
    <style:style style:name="T4" style:family="text">
      <style:text-properties officeooo:rsid="000deaf8"/>
    </style:style>
    <style:style style:name="T5" style:family="text">
      <style:text-properties officeooo:rsid="000f8d85"/>
    </style:style>
    <style:style style:name="T6" style:family="text">
      <style:text-properties officeooo:rsid="00128a56"/>
    </style:style>
    <style:style style:name="T7" style:family="text">
      <style:text-properties officeooo:rsid="00145617"/>
    </style:style>
    <style:style style:name="T8" style:family="text">
      <style:text-properties officeooo:rsid="0016278a"/>
    </style:style>
    <style:style style:name="T9" style:family="text">
      <style:text-properties officeooo:rsid="0017c663"/>
    </style:style>
    <style:style style:name="T10" style:family="text">
      <style:text-properties officeooo:rsid="00196f3a"/>
    </style:style>
    <style:style style:name="T11" style:family="text">
      <style:text-properties officeooo:rsid="001b5bc8"/>
    </style:style>
    <style:style style:name="T12" style:family="text">
      <style:text-properties officeooo:rsid="001bab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3">Assignment</text:span></text:p>
      <text:p text:style-name="P1"><text:span text:style-name="T2"/></text:p>
      <text:p text:style-name="P2"><text:span text:style-name="T1">Ans 1-</text:span></text:p>
      <text:p text:style-name="P3">The technologies and frameworks that i am already aware about <text:span text:style-name="T6">and worked with </text:span>are-</text:p>
      <text:p text:style-name="P3">Web Servers like Apache,web hosting servers like amazon,webframework like django <text:span text:style-name="T7">and other languages like-html,css,javascript,jquery,bootstrap,python,java,C.</text:span></text:p>
      <text:p text:style-name="P3">I did further rese<text:span text:style-name="T12">a</text:span>rch on technologies like S<text:span text:style-name="T12">PF</text:span> that are basically to prevent email spoofing where the email senders are first verified against a set of registered users and only then the email is sent.Zendesk<text:span text:style-name="T4"> is to centralize customer data and dyn for better mail management and delievery.</text:span></text:p>
      <text:p text:style-name="P4">SSL certficate basically <text:span text:style-name="T9">is </text:span>to ensure the establishment of encryption that we have in most places these days to prevent anyone else getting any private information shared between client and user.Hence it provides security.</text:p>
      <text:p text:style-name="P4">I have worked with java script before in my own sites <text:span text:style-name="T12">and</text:span> templates that i have built but i have not worked with the various tools th<text:span text:style-name="T5">at have been mentioned like fancybox,boomerrang,matchmedia,Labjs,etc.</text:span></text:p>
      <text:p text:style-name="P5">I have worked a bit on Search Engine Optimization <text:span text:style-name="T9">previously </text:span>hence i have <text:span text:style-name="T9">an </text:span>idea about tools like google analytics etc.</text:p>
      <text:p text:style-name="P5"/>
      <text:p text:style-name="P7">Ans2-</text:p>
      <text:p text:style-name="P7"><text:span text:style-name="T8">1.</text:span>The framework that i’d prefer working with is django owing to the fact that i am pretty comfortable with it <text:span text:style-name="T8">and it is </text:span>known <text:span text:style-name="T8">to be </text:span>pretty scalable hence it can be used for heavy traffic sites too and the most effective example for this is Instagram.</text:p>
      <text:p text:style-name="P8">2.I would require a team of three to four people each with a seperate field of specialization.</text:p>
      <text:p text:style-name="P8">3.I have exprience in both font-end and back-end development hence i can perform</text:p>
      <text:p text:style-name="P8">the complete web development task related to the project.</text:p>
      <text:p text:style-name="P8">4.<text:span text:style-name="T9">The Timeline would be-</text:span></text:p>
      <text:p text:style-name="P8"><text:s text:c="2"/><text:span text:style-name="T10">Week 1- Maintaining all the databases related to products,customers,sellers,suppliers,staff and linking them together.</text:span></text:p>
      <text:p text:style-name="P8"><text:s text:c="2"/><text:span text:style-name="T10">Week 2-Backend modules to perform the entire functioning of the website to add various functions like filtering,fetching etc that make up the entire site.</text:span></text:p>
      <text:p text:style-name="P8"><text:s text:c="2"/><text:span text:style-name="T10">Week 3-Designing the UI of the site(including prototype and final UI)</text:span></text:p>
      <text:p text:style-name="P9"><text:s text:c="2"/>Week 4-Adding additional features of security.</text:p>
      <text:p text:style-name="P9"><text:s text:c="2"/>Week 5-Adding other tools for analytics and working on advertising field.</text:p>
      <text:p text:style-name="P9"><text:s text:c="2"/>Week 6-Receive feedback and work on improvisations.</text:p>
      <text:p text:style-name="P9"/>
      <text:p text:style-name="P9">5.<text:span text:style-name="T11">If any team member is not able to catch up or work properly then i’d try and replace him for the time being with anyone else who is capable enough to perform the task or try and do it myself if possible.</text:span></text:p>
      <text:p text:style-name="P8"/>
      <text:p text:style-name="P8"/>
      <text:p text:style-name="P8"/>
      <text:p text:style-name="P6"/>
      <text:p text:style-name="P6"><text:soft-page-break/>Ans3-I believe the general idea behind the introduction of coding standards is the <text:span text:style-name="T9">reason so</text:span> that our code can be understood easily so as to avoid any confusion or difficulty incase the code is needed by some other person with some specific function.</text:p>
      <text:p text:style-name="P6">Some common coding conventions are-</text:p>
      <text:p text:style-name="P6">1. proper doumentation</text:p>
      <text:p text:style-name="P6">2. indentations to make the code clear and hierarchy can be maintained.</text:p>
      <text:p text:style-name="P6">3. proper use of variable name so that the variable can be related to its function to some extent.</text:p>
      <text:p text:style-name="P6">4.<text:span text:style-name="T8">Comments wherever possible.</text:span></text:p>
      <text:p text:style-name="P8">I would <text:span text:style-name="T11">use the feature of heavy documentation and commenting in the internal code so as to enhance readability and quick understanding of the code.</text:span></text:p>
      <text:p text:style-name="P8"/>
      <text:p text:style-name="P8"/>
      <text:p text:style-name="P11">Ans 4- I have made multiple templates on HTML5 and worked on REST framework using serializers,etc in django.Hence i am proficient in working with it.I have not worked with the Zend framework.<text:span text:style-name="T12">(</text:span><text:a xlink:type="simple" xlink:href="https://github.com/vishwabasak41/" text:style-name="Internet_20_link" text:visited-style-name="Visited_20_Internet_20_Link"><text:span text:style-name="T12">https://github.com/vishwabasak41/</text:span></text:a><text:span text:style-name="T12">)</text:span></text:p>
      <text:p text:style-name="P12"/>
      <text:p text:style-name="P12">(https://drive.google.com/file/d/0BxuBPndT48YgQVFhT0s0OXhnUGs/view?usp=sharing)</text:p>
      <text:p text:style-name="P10"/>
      <text:p text:style-name="P10"/>
      <text:p text:style-name="P10">Ans 5-I have performed webscrapping using pythons’s BeautifulSoup and Python Selenium.The process is ass follows-</text:p>
      <text:p text:style-name="P10">(selenium is used for web automation)</text:p>
      <text:p text:style-name="P10">In Selenium firstly we import the library,</text:p>
      <text:p text:style-name="P10">then we initialize the driver with any browser that we wish to,default being firefox,</text:p>
      <text:p text:style-name="P10">then we provide it with the URL that we wish to extract from,</text:p>
      <text:p text:style-name="P10">then we select the id’s of the required elements so that we can pass the input string directly from python to web browser.</text:p>
      <text:p text:style-name="P10">Selenium opens all https links and then the extraction is performed using beautiful soup with the modules being basically created using python.And then the process of extraction of required data can be easily performed.</text:p>
      <text:p text:style-name="P12">Thank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21:16:37.201727671</meta:creation-date>
    <dc:date>2017-05-25T23:58:08.631575248</dc:date>
    <meta:editing-duration>PT7M23S</meta:editing-duration>
    <meta:editing-cycles>1</meta:editing-cycles>
    <meta:generator>LibreOffice/5.1.6.2$Linux_X86_64 LibreOffice_project/10m0$Build-2</meta:generator>
    <meta:document-statistic meta:table-count="0" meta:image-count="0" meta:object-count="0" meta:page-count="2" meta:paragraph-count="38" meta:word-count="627" meta:character-count="3978" meta:non-whitespace-character-count="3372"/>
  </office:meta>
</office:document-meta>
</file>